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46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roid Sans Fallback" style:font-name-complex="Lohit Hindi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table:number-columns-repeated="9"/>
        </table:table-row>
        <table:table-row table:style-name="ro2">
          <table:table-cell table:number-columns-repeated="6"/>
          <table:table-cell office:value-type="string">
            <text:p>Sys malloc</text:p>
          </table:table-cell>
          <table:table-cell table:number-columns-repeated="2"/>
        </table:table-row>
        <table:table-row table:style-name="ro2">
          <table:table-cell office:value-type="string">
            <text:p># No. epochs 10000 </text:p>
          </table:table-cell>
          <table:table-cell table:number-columns-repeated="8"/>
        </table:table-row>
        <table:table-row table:style-name="ro3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2"/>
          <table:table-cell office:value-type="string">
            <text:p>Epoch</text:p>
          </table:table-cell>
          <table:table-cell office:value-type="string">
            <text:p>Heap</text:p>
          </table:table-cell>
          <table:table-cell office:value-type="string">
            <text:p>Time</text:p>
          </table:table-cell>
          <table:table-cell office:value-type="string">
            <text:p>Sd ti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162688">
            <text:p>216268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0000">
            <text:p>10000</text:p>
          </table:table-cell>
          <table:table-cell office:value-type="float" office:value="2162688">
            <text:p>216268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162688">
            <text:p>216268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0000">
            <text:p>20000</text:p>
          </table:table-cell>
          <table:table-cell office:value-type="float" office:value="4325376">
            <text:p>432537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162688">
            <text:p>216268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0000">
            <text:p>30000</text:p>
          </table:table-cell>
          <table:table-cell office:value-type="float" office:value="6441580">
            <text:p>6441580</text:p>
          </table:table-cell>
          <table:table-cell office:value-type="float" office:value="0.004">
            <text:p>0.004</text:p>
          </table:table-cell>
          <table:table-cell office:value-type="float" office:value="0.00547722557505166">
            <text:p>0.005477225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162688">
            <text:p>216268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000">
            <text:p>40000</text:p>
          </table:table-cell>
          <table:table-cell table:style-name="ce1" office:value-type="float" office:value="8591560">
            <text:p>8591560</text:p>
          </table:table-cell>
          <table:table-cell office:value-type="float" office:value="0.008">
            <text:p>0.008</text:p>
          </table:table-cell>
          <table:table-cell office:value-type="float" office:value="0.00447213595499958">
            <text:p>0.004472136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162688">
            <text:p>216268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000">
            <text:p>50000</text:p>
          </table:table-cell>
          <table:table-cell table:style-name="ce1" office:value-type="float" office:value="10702368">
            <text:p>10702368</text:p>
          </table:table-cell>
          <table:table-cell office:value-type="float" office:value="0.006">
            <text:p>0.006</text:p>
          </table:table-cell>
          <table:table-cell office:value-type="float" office:value="0.00547722557505166">
            <text:p>0.0054772256</text:p>
          </table:table-cell>
        </table:table-row>
        <table:table-row table:style-name="ro2">
          <table:table-cell/>
          <table:table-cell table:formula="of:=AVERAGE([.B5:.B9])" office:value-type="float" office:value="2162688">
            <text:p>2162688</text:p>
          </table:table-cell>
          <table:table-cell table:formula="of:=AVERAGE([.C5:.C9])" office:value-type="float" office:value="0">
            <text:p>0</text:p>
          </table:table-cell>
          <table:table-cell table:formula="of:=STDEV([.C5:.C9])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# No. epochs 20000 </text:p>
          </table:table-cell>
          <table:table-cell table:number-columns-repeated="8"/>
        </table:table-row>
        <table:table-row table:style-name="ro2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3"/>
          <table:table-cell office:value-type="string">
            <text:p>First Fit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325376">
            <text:p>4325376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4325376">
            <text:p>432537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Epoch</text:p>
          </table:table-cell>
          <table:table-cell office:value-type="string">
            <text:p>Heap</text:p>
          </table:table-cell>
          <table:table-cell office:value-type="string">
            <text:p>Time</text:p>
          </table:table-cell>
          <table:table-cell office:value-type="string">
            <text:p>Sd tim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325376">
            <text:p>432537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0000">
            <text:p>10000</text:p>
          </table:table-cell>
          <table:table-cell office:value-type="float" office:value="2162688">
            <text:p>216268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325376">
            <text:p>432537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0000">
            <text:p>20000</text:p>
          </table:table-cell>
          <table:table-cell office:value-type="float" office:value="4317184">
            <text:p>4317184</text:p>
          </table:table-cell>
          <table:table-cell office:value-type="float" office:value="0.012">
            <text:p>0.012</text:p>
          </table:table-cell>
          <table:table-cell office:value-type="float" office:value="0.00447213595499958">
            <text:p>0.004472136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325376">
            <text:p>4325376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30000">
            <text:p>30000</text:p>
          </table:table-cell>
          <table:table-cell office:value-type="float" office:value="6471680">
            <text:p>6471680</text:p>
          </table:table-cell>
          <table:table-cell office:value-type="float" office:value="0.034">
            <text:p>0.034</text:p>
          </table:table-cell>
          <table:table-cell office:value-type="float" office:value="0.00547722557505166">
            <text:p>0.0054772256</text:p>
          </table:table-cell>
        </table:table-row>
        <table:table-row table:style-name="ro2">
          <table:table-cell/>
          <table:table-cell table:formula="of:=AVERAGE([.B13:.B17])" office:value-type="float" office:value="4325376">
            <text:p>4325376</text:p>
          </table:table-cell>
          <table:table-cell table:formula="of:=AVERAGE([.C13:.C17])" office:value-type="float" office:value="0.002">
            <text:p>0.002</text:p>
          </table:table-cell>
          <table:table-cell table:formula="of:=STDEV([.C13:.C17])" office:value-type="float" office:value="0.00447213595499958">
            <text:p>0.004472136</text:p>
          </table:table-cell>
          <table:table-cell/>
          <table:table-cell office:value-type="float" office:value="40000">
            <text:p>40000</text:p>
          </table:table-cell>
          <table:table-cell office:value-type="float" office:value="8626176">
            <text:p>8626176</text:p>
          </table:table-cell>
          <table:table-cell office:value-type="float" office:value="0.066">
            <text:p>0.066</text:p>
          </table:table-cell>
          <table:table-cell office:value-type="float" office:value="0.00894427190999916">
            <text:p>0.0089442719</text:p>
          </table:table-cell>
        </table:table-row>
        <table:table-row table:style-name="ro2">
          <table:table-cell office:value-type="string">
            <text:p># No. epochs 30000 </text:p>
          </table:table-cell>
          <table:table-cell table:number-columns-repeated="4"/>
          <table:table-cell office:value-type="float" office:value="50000">
            <text:p>50000</text:p>
          </table:table-cell>
          <table:table-cell office:value-type="float" office:value="10780672">
            <text:p>10780672</text:p>
          </table:table-cell>
          <table:table-cell office:value-type="float" office:value="0.1">
            <text:p>0.1</text:p>
          </table:table-cell>
          <table:table-cell office:value-type="float" office:value="0.00707106781186548">
            <text:p>0.0070710678</text:p>
          </table:table-cell>
        </table:table-row>
        <table:table-row table:style-name="ro2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441580">
            <text:p>6441580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441580">
            <text:p>6441580</text:p>
          </table:table-cell>
          <table:table-cell office:value-type="float" office:value="0.01">
            <text:p>0.01</text:p>
          </table:table-cell>
          <table:table-cell table:number-columns-repeated="3"/>
          <table:table-cell office:value-type="string">
            <text:p>Best fit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41580">
            <text:p>6441580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441580">
            <text:p>644158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Epoch</text:p>
          </table:table-cell>
          <table:table-cell office:value-type="string">
            <text:p>Heap</text:p>
          </table:table-cell>
          <table:table-cell office:value-type="string">
            <text:p>Time</text:p>
          </table:table-cell>
          <table:table-cell office:value-type="string">
            <text:p>Sd tim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41580">
            <text:p>6441580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10000">
            <text:p>10000</text:p>
          </table:table-cell>
          <table:table-cell office:value-type="float" office:value="2138112">
            <text:p>2138112</text:p>
          </table:table-cell>
          <table:table-cell office:value-type="float" office:value="0.012">
            <text:p>0.012</text:p>
          </table:table-cell>
          <table:table-cell office:value-type="float" office:value="0.00447213595499958">
            <text:p>0.004472136</text:p>
          </table:table-cell>
        </table:table-row>
        <table:table-row table:style-name="ro2">
          <table:table-cell/>
          <table:table-cell table:formula="of:=AVERAGE([.B21:.B25])" office:value-type="float" office:value="6441580">
            <text:p>6441580</text:p>
          </table:table-cell>
          <table:table-cell table:formula="of:=AVERAGE([.C21:.C25])" office:value-type="float" office:value="0.008">
            <text:p>0.008</text:p>
          </table:table-cell>
          <table:table-cell table:formula="of:=STDEV([.C21:.C25])" office:value-type="float" office:value="0.00447213595499958">
            <text:p>0.004472136</text:p>
          </table:table-cell>
          <table:table-cell/>
          <table:table-cell office:value-type="float" office:value="20000">
            <text:p>20000</text:p>
          </table:table-cell>
          <table:table-cell office:value-type="float" office:value="4276224">
            <text:p>4276224</text:p>
          </table:table-cell>
          <table:table-cell office:value-type="float" office:value="0.058">
            <text:p>0.058</text:p>
          </table:table-cell>
          <table:table-cell office:value-type="float" office:value="0.00836660026534075">
            <text:p>0.0083666003</text:p>
          </table:table-cell>
        </table:table-row>
        <table:table-row table:style-name="ro2">
          <table:table-cell office:value-type="string">
            <text:p># No. epochs 40000 </text:p>
          </table:table-cell>
          <table:table-cell table:number-columns-repeated="4"/>
          <table:table-cell office:value-type="float" office:value="30000">
            <text:p>30000</text:p>
          </table:table-cell>
          <table:table-cell office:value-type="float" office:value="6414336">
            <text:p>6414336</text:p>
          </table:table-cell>
          <table:table-cell office:value-type="float" office:value="0.132">
            <text:p>0.132</text:p>
          </table:table-cell>
          <table:table-cell office:value-type="float" office:value="0.00447213595499957">
            <text:p>0.004472136</text:p>
          </table:table-cell>
        </table:table-row>
        <table:table-row table:style-name="ro2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2"/>
          <table:table-cell office:value-type="float" office:value="40000">
            <text:p>40000</text:p>
          </table:table-cell>
          <table:table-cell office:value-type="float" office:value="8552448">
            <text:p>8552448</text:p>
          </table:table-cell>
          <table:table-cell office:value-type="float" office:value="0.268">
            <text:p>0.268</text:p>
          </table:table-cell>
          <table:table-cell office:value-type="float" office:value="0.0109544511501033">
            <text:p>0.0109544512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1" office:value-type="float" office:value="8591560">
            <text:p>8591560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50000">
            <text:p>50000</text:p>
          </table:table-cell>
          <table:table-cell office:value-type="float" office:value="10690560">
            <text:p>10690560</text:p>
          </table:table-cell>
          <table:table-cell office:value-type="float" office:value="0.556">
            <text:p>0.556</text:p>
          </table:table-cell>
          <table:table-cell office:value-type="float" office:value="0.0572712842531054">
            <text:p>0.0572712843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1" office:value-type="float" office:value="8591560">
            <text:p>8591560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float" office:value="8591560">
            <text:p>859156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float" office:value="8591560">
            <text:p>8591560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float" office:value="8591560">
            <text:p>8591560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2">
          <table:table-cell/>
          <table:table-cell table:formula="of:=AVERAGE([.B29:.B33])" office:value-type="float" office:value="8591560">
            <text:p>8591560</text:p>
          </table:table-cell>
          <table:table-cell table:formula="of:=AVERAGE([.C29:.C33])" office:value-type="float" office:value="0.008">
            <text:p>0.008</text:p>
          </table:table-cell>
          <table:table-cell table:formula="of:=STDEV([.C29:.C33])" office:value-type="float" office:value="0.00447213595499958">
            <text:p>0.004472136</text:p>
          </table:table-cell>
          <table:table-cell table:number-columns-repeated="5"/>
        </table:table-row>
        <table:table-row table:style-name="ro2">
          <table:table-cell office:value-type="string">
            <text:p># No. epochs 50000 </text:p>
          </table:table-cell>
          <table:table-cell table:number-columns-repeated="8"/>
        </table:table-row>
        <table:table-row table:style-name="ro2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702368">
            <text:p>10702368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table:style-name="ce1" office:value-type="float" office:value="10702368">
            <text:p>10702368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float" office:value="10702368">
            <text:p>10702368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702368">
            <text:p>10702368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0702368">
            <text:p>10702368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2">
          <table:table-cell/>
          <table:table-cell table:formula="of:=AVERAGE([.B37:.B41])" office:value-type="float" office:value="10702368">
            <text:p>10702368</text:p>
          </table:table-cell>
          <table:table-cell table:formula="of:=AVERAGE([.C37:.C41])" office:value-type="float" office:value="0.01">
            <text:p>0.01</text:p>
          </table:table-cell>
          <table:table-cell table:formula="of:=STDEV([.C37:.C41])" office:value-type="float" office:value="0">
            <text:p>0</text:p>
          </table:table-cell>
          <table:table-cell table:number-columns-repeated="5"/>
        </table:table-row>
        <table:table-row table:style-name="ro2" table:number-rows-repeated="3">
          <table:table-cell table:number-columns-repeated="9"/>
        </table:table-row>
        <table:table-row table:style-name="ro2">
          <table:table-cell office:value-type="string">
            <text:p># No. epochs 10000 </text:p>
          </table:table-cell>
          <table:table-cell table:number-columns-repeated="8"/>
        </table:table-row>
        <table:table-row table:style-name="ro2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162688">
            <text:p>216268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162688">
            <text:p>216268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162688">
            <text:p>216268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162688">
            <text:p>216268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162688">
            <text:p>216268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formula="of:=AVERAGE([.B48:.B52])" office:value-type="float" office:value="2162688">
            <text:p>2162688</text:p>
          </table:table-cell>
          <table:table-cell table:formula="of:=AVERAGE([.C48:.C52])" office:value-type="float" office:value="0">
            <text:p>0</text:p>
          </table:table-cell>
          <table:table-cell table:formula="of:=STDEV([.C48:.C52])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# No. epochs 20000 </text:p>
          </table:table-cell>
          <table:table-cell table:number-columns-repeated="8"/>
        </table:table-row>
        <table:table-row table:style-name="ro2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317184">
            <text:p>4317184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317184">
            <text:p>4317184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317184">
            <text:p>4317184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317184">
            <text:p>4317184</text:p>
          </table:table-cell>
          <table:table-cell office:value-type="float" office:value="0.02">
            <text:p>0.02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317184">
            <text:p>4317184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2">
          <table:table-cell/>
          <table:table-cell table:formula="of:=AVERAGE([.B56:.B60])" office:value-type="float" office:value="4317184">
            <text:p>4317184</text:p>
          </table:table-cell>
          <table:table-cell table:formula="of:=AVERAGE([.C56:.C60])" office:value-type="float" office:value="0.012">
            <text:p>0.012</text:p>
          </table:table-cell>
          <table:table-cell table:formula="of:=STDEV([.C56:.C60])" office:value-type="float" office:value="0.00447213595499958">
            <text:p>0.004472136</text:p>
          </table:table-cell>
          <table:table-cell table:number-columns-repeated="5"/>
        </table:table-row>
        <table:table-row table:style-name="ro2">
          <table:table-cell office:value-type="string">
            <text:p># No. epochs 30000 </text:p>
          </table:table-cell>
          <table:table-cell table:number-columns-repeated="8"/>
        </table:table-row>
        <table:table-row table:style-name="ro2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471680">
            <text:p>6471680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471680">
            <text:p>6471680</text:p>
          </table:table-cell>
          <table:table-cell office:value-type="float" office:value="0.04">
            <text:p>0.04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71680">
            <text:p>6471680</text:p>
          </table:table-cell>
          <table:table-cell office:value-type="float" office:value="0.04">
            <text:p>0.04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471680">
            <text:p>6471680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71680">
            <text:p>6471680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2">
          <table:table-cell/>
          <table:table-cell table:formula="of:=AVERAGE([.B64:.B68])" office:value-type="float" office:value="6471680">
            <text:p>6471680</text:p>
          </table:table-cell>
          <table:table-cell table:formula="of:=AVERAGE([.C64:.C68])" office:value-type="float" office:value="0.034">
            <text:p>0.034</text:p>
          </table:table-cell>
          <table:table-cell table:formula="of:=STDEV([.C64:.C68])" office:value-type="float" office:value="0.00547722557505166">
            <text:p>0.0054772256</text:p>
          </table:table-cell>
          <table:table-cell table:number-columns-repeated="5"/>
        </table:table-row>
        <table:table-row table:style-name="ro2">
          <table:table-cell office:value-type="string">
            <text:p># No. epochs 40000 </text:p>
          </table:table-cell>
          <table:table-cell table:number-columns-repeated="8"/>
        </table:table-row>
        <table:table-row table:style-name="ro2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626176">
            <text:p>8626176</text:p>
          </table:table-cell>
          <table:table-cell office:value-type="float" office:value="0.06">
            <text:p>0.06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626176">
            <text:p>8626176</text:p>
          </table:table-cell>
          <table:table-cell office:value-type="float" office:value="0.08">
            <text:p>0.08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8626176">
            <text:p>8626176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626176">
            <text:p>8626176</text:p>
          </table:table-cell>
          <table:table-cell office:value-type="float" office:value="0.06">
            <text:p>0.06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8626176">
            <text:p>8626176</text:p>
          </table:table-cell>
          <table:table-cell office:value-type="float" office:value="0.06">
            <text:p>0.06</text:p>
          </table:table-cell>
          <table:table-cell table:number-columns-repeated="6"/>
        </table:table-row>
        <table:table-row table:style-name="ro2">
          <table:table-cell/>
          <table:table-cell table:formula="of:=AVERAGE([.B72:.B76])" office:value-type="float" office:value="8626176">
            <text:p>8626176</text:p>
          </table:table-cell>
          <table:table-cell table:formula="of:=AVERAGE([.C72:.C76])" office:value-type="float" office:value="0.066">
            <text:p>0.066</text:p>
          </table:table-cell>
          <table:table-cell table:formula="of:=STDEV([.C72:.C76])" office:value-type="float" office:value="0.00894427190999916">
            <text:p>0.0089442719</text:p>
          </table:table-cell>
          <table:table-cell table:number-columns-repeated="5"/>
        </table:table-row>
        <table:table-row table:style-name="ro2">
          <table:table-cell office:value-type="string">
            <text:p># No. epochs 50000 </text:p>
          </table:table-cell>
          <table:table-cell table:number-columns-repeated="8"/>
        </table:table-row>
        <table:table-row table:style-name="ro2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780672">
            <text:p>10780672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780672">
            <text:p>10780672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0780672">
            <text:p>10780672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780672">
            <text:p>10780672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0780672">
            <text:p>10780672</text:p>
          </table:table-cell>
          <table:table-cell office:value-type="float" office:value="0.11">
            <text:p>0.11</text:p>
          </table:table-cell>
          <table:table-cell table:number-columns-repeated="6"/>
        </table:table-row>
        <table:table-row table:style-name="ro2">
          <table:table-cell/>
          <table:table-cell table:formula="of:=AVERAGE([.B80:.B84])" office:value-type="float" office:value="10780672">
            <text:p>10780672</text:p>
          </table:table-cell>
          <table:table-cell table:formula="of:=AVERAGE([.C80:.C84])" office:value-type="float" office:value="0.1">
            <text:p>0.1</text:p>
          </table:table-cell>
          <table:table-cell table:formula="of:=STDEV([.C80:.C84])" office:value-type="float" office:value="0.00707106781186548">
            <text:p>0.0070710678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>
            <text:p># No. epochs 10000 </text:p>
          </table:table-cell>
          <table:table-cell table:number-columns-repeated="8"/>
        </table:table-row>
        <table:table-row table:style-name="ro2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138112">
            <text:p>2138112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138112">
            <text:p>2138112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138112">
            <text:p>2138112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138112">
            <text:p>2138112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138112">
            <text:p>2138112</text:p>
          </table:table-cell>
          <table:table-cell office:value-type="float" office:value="0.02">
            <text:p>0.02</text:p>
          </table:table-cell>
          <table:table-cell table:number-columns-repeated="6"/>
        </table:table-row>
        <table:table-row table:style-name="ro2">
          <table:table-cell table:number-columns-repeated="2"/>
          <table:table-cell table:formula="of:=AVERAGE([.C93:.C97])" office:value-type="float" office:value="0.012">
            <text:p>0.012</text:p>
          </table:table-cell>
          <table:table-cell table:formula="of:=STDEV([.C93:.C97])" office:value-type="float" office:value="0.00447213595499958">
            <text:p>0.004472136</text:p>
          </table:table-cell>
          <table:table-cell table:number-columns-repeated="5"/>
        </table:table-row>
        <table:table-row table:style-name="ro2">
          <table:table-cell office:value-type="string">
            <text:p># No. epochs 20000 </text:p>
          </table:table-cell>
          <table:table-cell table:number-columns-repeated="8"/>
        </table:table-row>
        <table:table-row table:style-name="ro2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276224">
            <text:p>4276224</text:p>
          </table:table-cell>
          <table:table-cell office:value-type="float" office:value="0.05">
            <text:p>0.05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276224">
            <text:p>4276224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276224">
            <text:p>4276224</text:p>
          </table:table-cell>
          <table:table-cell office:value-type="float" office:value="0.06">
            <text:p>0.06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276224">
            <text:p>4276224</text:p>
          </table:table-cell>
          <table:table-cell office:value-type="float" office:value="0.06">
            <text:p>0.06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276224">
            <text:p>4276224</text:p>
          </table:table-cell>
          <table:table-cell office:value-type="float" office:value="0.05">
            <text:p>0.05</text:p>
          </table:table-cell>
          <table:table-cell table:number-columns-repeated="6"/>
        </table:table-row>
        <table:table-row table:style-name="ro2">
          <table:table-cell table:number-columns-repeated="2"/>
          <table:table-cell table:formula="of:=AVERAGE([.C101:.C105])" office:value-type="float" office:value="0.058">
            <text:p>0.058</text:p>
          </table:table-cell>
          <table:table-cell table:formula="of:=STDEV([.C101:.C105])" office:value-type="float" office:value="0.00836660026534075">
            <text:p>0.0083666003</text:p>
          </table:table-cell>
          <table:table-cell table:number-columns-repeated="5"/>
        </table:table-row>
        <table:table-row table:style-name="ro2">
          <table:table-cell office:value-type="string">
            <text:p># No. epochs 30000 </text:p>
          </table:table-cell>
          <table:table-cell table:number-columns-repeated="8"/>
        </table:table-row>
        <table:table-row table:style-name="ro2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414336">
            <text:p>6414336</text:p>
          </table:table-cell>
          <table:table-cell office:value-type="float" office:value="0.13">
            <text:p>0.13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414336">
            <text:p>6414336</text:p>
          </table:table-cell>
          <table:table-cell office:value-type="float" office:value="0.13">
            <text:p>0.13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14336">
            <text:p>6414336</text:p>
          </table:table-cell>
          <table:table-cell office:value-type="float" office:value="0.14">
            <text:p>0.14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414336">
            <text:p>6414336</text:p>
          </table:table-cell>
          <table:table-cell office:value-type="float" office:value="0.13">
            <text:p>0.13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14336">
            <text:p>6414336</text:p>
          </table:table-cell>
          <table:table-cell office:value-type="float" office:value="0.13">
            <text:p>0.13</text:p>
          </table:table-cell>
          <table:table-cell table:number-columns-repeated="6"/>
        </table:table-row>
        <table:table-row table:style-name="ro2">
          <table:table-cell table:number-columns-repeated="2"/>
          <table:table-cell table:formula="of:=AVERAGE([.C109:.C113])" office:value-type="float" office:value="0.132">
            <text:p>0.132</text:p>
          </table:table-cell>
          <table:table-cell table:formula="of:=STDEV([.C109:.C113])" office:value-type="float" office:value="0.00447213595499957">
            <text:p>0.004472136</text:p>
          </table:table-cell>
          <table:table-cell table:number-columns-repeated="5"/>
        </table:table-row>
        <table:table-row table:style-name="ro2">
          <table:table-cell office:value-type="string">
            <text:p># No. epochs 40000 </text:p>
          </table:table-cell>
          <table:table-cell table:number-columns-repeated="8"/>
        </table:table-row>
        <table:table-row table:style-name="ro2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552448">
            <text:p>8552448</text:p>
          </table:table-cell>
          <table:table-cell office:value-type="float" office:value="0.26">
            <text:p>0.26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552448">
            <text:p>8552448</text:p>
          </table:table-cell>
          <table:table-cell office:value-type="float" office:value="0.26">
            <text:p>0.26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8552448">
            <text:p>8552448</text:p>
          </table:table-cell>
          <table:table-cell office:value-type="float" office:value="0.26">
            <text:p>0.26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552448">
            <text:p>8552448</text:p>
          </table:table-cell>
          <table:table-cell office:value-type="float" office:value="0.28">
            <text:p>0.28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8552448">
            <text:p>8552448</text:p>
          </table:table-cell>
          <table:table-cell office:value-type="float" office:value="0.28">
            <text:p>0.28</text:p>
          </table:table-cell>
          <table:table-cell table:number-columns-repeated="6"/>
        </table:table-row>
        <table:table-row table:style-name="ro2">
          <table:table-cell table:number-columns-repeated="2"/>
          <table:table-cell table:formula="of:=AVERAGE([.C117:.C121])" office:value-type="float" office:value="0.268">
            <text:p>0.268</text:p>
          </table:table-cell>
          <table:table-cell table:formula="of:=STDEV([.C117:.C121])" office:value-type="float" office:value="0.0109544511501033">
            <text:p>0.0109544512</text:p>
          </table:table-cell>
          <table:table-cell table:number-columns-repeated="5"/>
        </table:table-row>
        <table:table-row table:style-name="ro2">
          <table:table-cell office:value-type="string">
            <text:p># No. epochs 50000 </text:p>
          </table:table-cell>
          <table:table-cell table:number-columns-repeated="8"/>
        </table:table-row>
        <table:table-row table:style-name="ro2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90560">
            <text:p>10690560</text:p>
          </table:table-cell>
          <table:table-cell office:value-type="float" office:value="0.51">
            <text:p>0.51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690560">
            <text:p>10690560</text:p>
          </table:table-cell>
          <table:table-cell office:value-type="float" office:value="0.53">
            <text:p>0.53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0690560">
            <text:p>10690560</text:p>
          </table:table-cell>
          <table:table-cell office:value-type="float" office:value="0.65">
            <text:p>0.65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690560">
            <text:p>10690560</text:p>
          </table:table-cell>
          <table:table-cell office:value-type="float" office:value="0.52">
            <text:p>0.52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0690560">
            <text:p>10690560</text:p>
          </table:table-cell>
          <table:table-cell office:value-type="float" office:value="0.57">
            <text:p>0.57</text:p>
          </table:table-cell>
          <table:table-cell table:number-columns-repeated="6"/>
        </table:table-row>
        <table:table-row table:style-name="ro2">
          <table:table-cell table:number-columns-repeated="2"/>
          <table:table-cell table:formula="of:=AVERAGE([.C125:.C129])" office:value-type="float" office:value="0.556">
            <text:p>0.556</text:p>
          </table:table-cell>
          <table:table-cell table:formula="of:=STDEV([.C125:.C129])" office:value-type="float" office:value="0.0572712842531054">
            <text:p>0.0572712843</text:p>
          </table:table-cell>
          <table:table-cell table:number-columns-repeated="5"/>
        </table:table-row>
      </table:table>
      <table:table table:name="Sheet2" table:style-name="ta1">
        <table:shapes>
          <draw:frame draw:z-index="0" draw:style-name="gr1" svg:width="5.2965in" svg:height="3.3906in" svg:x="9.8039in" svg:y="5.0969in">
            <draw:object draw:notify-on-update-of-ranges="Sheet2.G5:Sheet2.G9 Sheet2.H4:Sheet2.H4 Sheet2.H5:Sheet2.H9 Sheet2.I4:Sheet2.I4 Sheet2.I5:Sheet2.I9 Sheet2.J4:Sheet2.J4 Sheet2.J5:Sheet2.J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5.2161in" svg:height="3.2657in" svg:x="9.8169in" svg:y="1.5685in">
            <draw:object draw:notify-on-update-of-ranges="Sheet2.L5:Sheet2.L9 Sheet2.M4:Sheet2.M4 Sheet2.M5:Sheet2.M9 Sheet2.D5:Sheet2.D9 Sheet2.D5:Sheet2.D9 Sheet2.L5:Sheet2.L9 Sheet2.N4:Sheet2.N4 Sheet2.N5:Sheet2.N9 Sheet2.D15:Sheet2.D19 Sheet2.D15:Sheet2.D19 Sheet2.L5:Sheet2.L9 Sheet2.O4:Sheet2.O4 Sheet2.O5:Sheet2.O9 Sheet2.D25:Sheet2.D29 Sheet2.D25:Sheet2.D2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number-columns-repeated="15" table:default-cell-style-name="Default"/>
        <table:table-row table:style-name="ro1">
          <table:table-cell table:number-columns-repeated="15"/>
        </table:table-row>
        <table:table-row table:style-name="ro3">
          <table:table-cell/>
          <table:table-cell office:value-type="string">
            <text:p>Sys malloc</text:p>
          </table:table-cell>
          <table:table-cell table:number-columns-repeated="6"/>
          <table:table-cell office:value-type="string">
            <text:p>Memory</text:p>
          </table:table-cell>
          <table:table-cell table:number-columns-repeated="4"/>
          <table:table-cell office:value-type="string">
            <text:p>Time</text:p>
          </table:table-cell>
          <table:table-cell/>
        </table:table-row>
        <table:table-row table:style-name="ro2">
          <table:table-cell table:number-columns-repeated="15"/>
        </table:table-row>
        <table:table-row table:style-name="ro2">
          <table:table-cell office:value-type="string">
            <text:p>Epoch</text:p>
          </table:table-cell>
          <table:table-cell office:value-type="string">
            <text:p>Heap</text:p>
          </table:table-cell>
          <table:table-cell office:value-type="string">
            <text:p>Time</text:p>
          </table:table-cell>
          <table:table-cell office:value-type="string">
            <text:p>Sd time</text:p>
          </table:table-cell>
          <table:table-cell table:number-columns-repeated="2"/>
          <table:table-cell office:value-type="string">
            <text:p>Epoch</text:p>
          </table:table-cell>
          <table:table-cell office:value-type="string">
            <text:p>Sys malloc</text:p>
          </table:table-cell>
          <table:table-cell office:value-type="string">
            <text:p>First Fit</text:p>
          </table:table-cell>
          <table:table-cell office:value-type="string">
            <text:p>Best fit</text:p>
          </table:table-cell>
          <table:table-cell/>
          <table:table-cell office:value-type="string">
            <text:p>Epoch</text:p>
          </table:table-cell>
          <table:table-cell office:value-type="string">
            <text:p>Sys malloc</text:p>
          </table:table-cell>
          <table:table-cell office:value-type="string">
            <text:p>First Fit</text:p>
          </table:table-cell>
          <table:table-cell office:value-type="string">
            <text:p>Best fit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2162688">
            <text:p>216268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10000">
            <text:p>10000</text:p>
          </table:table-cell>
          <table:table-cell table:number-columns-repeated="2" office:value-type="float" office:value="2162688">
            <text:p>2162688</text:p>
          </table:table-cell>
          <table:table-cell office:value-type="float" office:value="2138112">
            <text:p>2138112</text:p>
          </table:table-cell>
          <table:table-cell/>
          <table:table-cell office:value-type="float" office:value="10000">
            <text:p>10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12">
            <text:p>0.012</text:p>
          </table:table-cell>
        </table:table-row>
        <table:table-row table:style-name="ro2">
          <table:table-cell office:value-type="float" office:value="20000">
            <text:p>20000</text:p>
          </table:table-cell>
          <table:table-cell office:value-type="float" office:value="4325376">
            <text:p>432537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20000">
            <text:p>20000</text:p>
          </table:table-cell>
          <table:table-cell office:value-type="float" office:value="4325376">
            <text:p>4325376</text:p>
          </table:table-cell>
          <table:table-cell office:value-type="float" office:value="4317184">
            <text:p>4317184</text:p>
          </table:table-cell>
          <table:table-cell office:value-type="float" office:value="4276224">
            <text:p>4276224</text:p>
          </table:table-cell>
          <table:table-cell/>
          <table:table-cell office:value-type="float" office:value="20000">
            <text:p>20000</text:p>
          </table:table-cell>
          <table:table-cell office:value-type="float" office:value="0">
            <text:p>0</text:p>
          </table:table-cell>
          <table:table-cell office:value-type="float" office:value="0.012">
            <text:p>0.012</text:p>
          </table:table-cell>
          <table:table-cell office:value-type="float" office:value="0.058">
            <text:p>0.058</text:p>
          </table:table-cell>
        </table:table-row>
        <table:table-row table:style-name="ro2">
          <table:table-cell office:value-type="float" office:value="30000">
            <text:p>30000</text:p>
          </table:table-cell>
          <table:table-cell office:value-type="float" office:value="6441580">
            <text:p>6441580</text:p>
          </table:table-cell>
          <table:table-cell office:value-type="float" office:value="0.004">
            <text:p>0.004</text:p>
          </table:table-cell>
          <table:table-cell office:value-type="float" office:value="0.00547722557505166">
            <text:p>0.0054772256</text:p>
          </table:table-cell>
          <table:table-cell table:number-columns-repeated="2"/>
          <table:table-cell office:value-type="float" office:value="30000">
            <text:p>30000</text:p>
          </table:table-cell>
          <table:table-cell office:value-type="float" office:value="6441580">
            <text:p>6441580</text:p>
          </table:table-cell>
          <table:table-cell office:value-type="float" office:value="6471680">
            <text:p>6471680</text:p>
          </table:table-cell>
          <table:table-cell office:value-type="float" office:value="6414336">
            <text:p>6414336</text:p>
          </table:table-cell>
          <table:table-cell/>
          <table:table-cell office:value-type="float" office:value="30000">
            <text:p>30000</text:p>
          </table:table-cell>
          <table:table-cell office:value-type="float" office:value="0.004">
            <text:p>0.004</text:p>
          </table:table-cell>
          <table:table-cell office:value-type="float" office:value="0.034">
            <text:p>0.034</text:p>
          </table:table-cell>
          <table:table-cell office:value-type="float" office:value="0.132">
            <text:p>0.132</text:p>
          </table:table-cell>
        </table:table-row>
        <table:table-row table:style-name="ro2">
          <table:table-cell office:value-type="float" office:value="40000">
            <text:p>40000</text:p>
          </table:table-cell>
          <table:table-cell table:style-name="ce1" office:value-type="float" office:value="8591560">
            <text:p>8591560</text:p>
          </table:table-cell>
          <table:table-cell office:value-type="float" office:value="0.008">
            <text:p>0.008</text:p>
          </table:table-cell>
          <table:table-cell office:value-type="float" office:value="0.00447213595499958">
            <text:p>0.004472136</text:p>
          </table:table-cell>
          <table:table-cell table:number-columns-repeated="2"/>
          <table:table-cell office:value-type="float" office:value="40000">
            <text:p>40000</text:p>
          </table:table-cell>
          <table:table-cell table:style-name="ce1" office:value-type="float" office:value="8591560">
            <text:p>8591560</text:p>
          </table:table-cell>
          <table:table-cell office:value-type="float" office:value="8626176">
            <text:p>8626176</text:p>
          </table:table-cell>
          <table:table-cell office:value-type="float" office:value="8552448">
            <text:p>8552448</text:p>
          </table:table-cell>
          <table:table-cell/>
          <table:table-cell office:value-type="float" office:value="40000">
            <text:p>40000</text:p>
          </table:table-cell>
          <table:table-cell office:value-type="float" office:value="0.008">
            <text:p>0.008</text:p>
          </table:table-cell>
          <table:table-cell office:value-type="float" office:value="0.066">
            <text:p>0.066</text:p>
          </table:table-cell>
          <table:table-cell office:value-type="float" office:value="0.268">
            <text:p>0.268</text:p>
          </table:table-cell>
        </table:table-row>
        <table:table-row table:style-name="ro2">
          <table:table-cell office:value-type="float" office:value="50000">
            <text:p>50000</text:p>
          </table:table-cell>
          <table:table-cell table:style-name="ce1" office:value-type="float" office:value="10702368">
            <text:p>10702368</text:p>
          </table:table-cell>
          <table:table-cell office:value-type="float" office:value="0.006">
            <text:p>0.006</text:p>
          </table:table-cell>
          <table:table-cell office:value-type="float" office:value="0.00547722557505166">
            <text:p>0.0054772256</text:p>
          </table:table-cell>
          <table:table-cell table:number-columns-repeated="2"/>
          <table:table-cell office:value-type="float" office:value="50000">
            <text:p>50000</text:p>
          </table:table-cell>
          <table:table-cell table:style-name="ce1" office:value-type="float" office:value="10702368">
            <text:p>10702368</text:p>
          </table:table-cell>
          <table:table-cell office:value-type="float" office:value="10780672">
            <text:p>10780672</text:p>
          </table:table-cell>
          <table:table-cell office:value-type="float" office:value="10690560">
            <text:p>10690560</text:p>
          </table:table-cell>
          <table:table-cell/>
          <table:table-cell office:value-type="float" office:value="50000">
            <text:p>50000</text:p>
          </table:table-cell>
          <table:table-cell office:value-type="float" office:value="0.006">
            <text:p>0.006</text:p>
          </table:table-cell>
          <table:table-cell office:value-type="float" office:value="0.1">
            <text:p>0.1</text:p>
          </table:table-cell>
          <table:table-cell office:value-type="float" office:value="0.556">
            <text:p>0.556</text:p>
          </table:table-cell>
        </table:table-row>
        <table:table-row table:style-name="ro2" table:number-rows-repeated="2">
          <table:table-cell table:number-columns-repeated="15"/>
        </table:table-row>
        <table:table-row table:style-name="ro2">
          <table:table-cell/>
          <table:table-cell office:value-type="string">
            <text:p>First Fit</text:p>
          </table:table-cell>
          <table:table-cell table:number-columns-repeated="13"/>
        </table:table-row>
        <table:table-row table:style-name="ro2">
          <table:table-cell table:number-columns-repeated="15"/>
        </table:table-row>
        <table:table-row table:style-name="ro2">
          <table:table-cell office:value-type="string">
            <text:p>Epoch</text:p>
          </table:table-cell>
          <table:table-cell office:value-type="string">
            <text:p>Heap</text:p>
          </table:table-cell>
          <table:table-cell office:value-type="string">
            <text:p>Time</text:p>
          </table:table-cell>
          <table:table-cell office:value-type="string">
            <text:p>Sd time</text:p>
          </table:table-cell>
          <table:table-cell table:number-columns-repeated="11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2162688">
            <text:p>2162688</text:p>
          </table:table-cell>
          <table:table-cell table:number-columns-repeated="2" office:value-type="float" office:value="0">
            <text:p>0</text:p>
          </table:table-cell>
          <table:table-cell table:number-columns-repeated="11"/>
        </table:table-row>
        <table:table-row table:style-name="ro2">
          <table:table-cell office:value-type="float" office:value="20000">
            <text:p>20000</text:p>
          </table:table-cell>
          <table:table-cell office:value-type="float" office:value="4317184">
            <text:p>4317184</text:p>
          </table:table-cell>
          <table:table-cell office:value-type="float" office:value="0.012">
            <text:p>0.012</text:p>
          </table:table-cell>
          <table:table-cell office:value-type="float" office:value="0.00447213595499958">
            <text:p>0.004472136</text:p>
          </table:table-cell>
          <table:table-cell table:number-columns-repeated="11"/>
        </table:table-row>
        <table:table-row table:style-name="ro2">
          <table:table-cell office:value-type="float" office:value="30000">
            <text:p>30000</text:p>
          </table:table-cell>
          <table:table-cell office:value-type="float" office:value="6471680">
            <text:p>6471680</text:p>
          </table:table-cell>
          <table:table-cell office:value-type="float" office:value="0.034">
            <text:p>0.034</text:p>
          </table:table-cell>
          <table:table-cell office:value-type="float" office:value="0.00547722557505166">
            <text:p>0.0054772256</text:p>
          </table:table-cell>
          <table:table-cell table:number-columns-repeated="11"/>
        </table:table-row>
        <table:table-row table:style-name="ro2">
          <table:table-cell office:value-type="float" office:value="40000">
            <text:p>40000</text:p>
          </table:table-cell>
          <table:table-cell office:value-type="float" office:value="8626176">
            <text:p>8626176</text:p>
          </table:table-cell>
          <table:table-cell office:value-type="float" office:value="0.066">
            <text:p>0.066</text:p>
          </table:table-cell>
          <table:table-cell office:value-type="float" office:value="0.00894427190999916">
            <text:p>0.0089442719</text:p>
          </table:table-cell>
          <table:table-cell table:number-columns-repeated="11"/>
        </table:table-row>
        <table:table-row table:style-name="ro2">
          <table:table-cell office:value-type="float" office:value="50000">
            <text:p>50000</text:p>
          </table:table-cell>
          <table:table-cell office:value-type="float" office:value="10780672">
            <text:p>10780672</text:p>
          </table:table-cell>
          <table:table-cell office:value-type="float" office:value="0.1">
            <text:p>0.1</text:p>
          </table:table-cell>
          <table:table-cell office:value-type="float" office:value="0.00707106781186548">
            <text:p>0.0070710678</text:p>
          </table:table-cell>
          <table:table-cell table:number-columns-repeated="11"/>
        </table:table-row>
        <table:table-row table:style-name="ro2" table:number-rows-repeated="2">
          <table:table-cell table:number-columns-repeated="15"/>
        </table:table-row>
        <table:table-row table:style-name="ro2">
          <table:table-cell/>
          <table:table-cell office:value-type="string">
            <text:p>Best fit</text:p>
          </table:table-cell>
          <table:table-cell table:number-columns-repeated="13"/>
        </table:table-row>
        <table:table-row table:style-name="ro2">
          <table:table-cell table:number-columns-repeated="15"/>
        </table:table-row>
        <table:table-row table:style-name="ro2">
          <table:table-cell office:value-type="string">
            <text:p>Epoch</text:p>
          </table:table-cell>
          <table:table-cell office:value-type="string">
            <text:p>Heap</text:p>
          </table:table-cell>
          <table:table-cell office:value-type="string">
            <text:p>Time</text:p>
          </table:table-cell>
          <table:table-cell office:value-type="string">
            <text:p>Sd time</text:p>
          </table:table-cell>
          <table:table-cell table:number-columns-repeated="11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2138112">
            <text:p>2138112</text:p>
          </table:table-cell>
          <table:table-cell office:value-type="float" office:value="0.012">
            <text:p>0.012</text:p>
          </table:table-cell>
          <table:table-cell office:value-type="float" office:value="0.00447213595499958">
            <text:p>0.004472136</text:p>
          </table:table-cell>
          <table:table-cell table:number-columns-repeated="11"/>
        </table:table-row>
        <table:table-row table:style-name="ro2">
          <table:table-cell office:value-type="float" office:value="20000">
            <text:p>20000</text:p>
          </table:table-cell>
          <table:table-cell office:value-type="float" office:value="4276224">
            <text:p>4276224</text:p>
          </table:table-cell>
          <table:table-cell office:value-type="float" office:value="0.058">
            <text:p>0.058</text:p>
          </table:table-cell>
          <table:table-cell office:value-type="float" office:value="0.00836660026534075">
            <text:p>0.0083666003</text:p>
          </table:table-cell>
          <table:table-cell table:number-columns-repeated="11"/>
        </table:table-row>
        <table:table-row table:style-name="ro2">
          <table:table-cell office:value-type="float" office:value="30000">
            <text:p>30000</text:p>
          </table:table-cell>
          <table:table-cell office:value-type="float" office:value="6414336">
            <text:p>6414336</text:p>
          </table:table-cell>
          <table:table-cell office:value-type="float" office:value="0.132">
            <text:p>0.132</text:p>
          </table:table-cell>
          <table:table-cell office:value-type="float" office:value="0.00447213595499957">
            <text:p>0.004472136</text:p>
          </table:table-cell>
          <table:table-cell table:number-columns-repeated="11"/>
        </table:table-row>
        <table:table-row table:style-name="ro2">
          <table:table-cell office:value-type="float" office:value="40000">
            <text:p>40000</text:p>
          </table:table-cell>
          <table:table-cell office:value-type="float" office:value="8552448">
            <text:p>8552448</text:p>
          </table:table-cell>
          <table:table-cell office:value-type="float" office:value="0.268">
            <text:p>0.268</text:p>
          </table:table-cell>
          <table:table-cell office:value-type="float" office:value="0.0109544511501033">
            <text:p>0.0109544512</text:p>
          </table:table-cell>
          <table:table-cell table:number-columns-repeated="11"/>
        </table:table-row>
        <table:table-row table:style-name="ro2">
          <table:table-cell office:value-type="float" office:value="50000">
            <text:p>50000</text:p>
          </table:table-cell>
          <table:table-cell office:value-type="float" office:value="10690560">
            <text:p>10690560</text:p>
          </table:table-cell>
          <table:table-cell office:value-type="float" office:value="0.556">
            <text:p>0.556</text:p>
          </table:table-cell>
          <table:table-cell office:value-type="float" office:value="0.0572712842531054">
            <text:p>0.057271284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3">00/00/0000</text:date>, <text:time style:data-style-name="N2" text:time-value="0000-00-00T14:43:0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 Eriksson</meta:initial-creator>
    <meta:creation-date>2014-05-21T23:11:39</meta:creation-date>
    <meta:generator>LibreOffice/3.6$Linux_x86 LibreOffice_project/360m1$Build-2</meta:generator>
    <dc:date>2014-05-23T20:37:59</dc:date>
    <dc:creator>Christopher Teljstedt</dc:creator>
    <meta:editing-duration>PT15M29S</meta:editing-duration>
    <meta:editing-cycles>25</meta:editing-cycles>
    <meta:document-statistic meta:table-count="2" meta:cell-count="52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454cm" svg:height="8.613cm" xlink:href=".." xlink:type="simple" chart:class="chart:bar" chart:style-name="ch1">
        <chart:title svg:x="5.652cm" svg:y="0.308cm" chart:style-name="ch2">
          <text:p>Increment</text:p>
        </chart:title>
        <chart:subtitle svg:x="5.929cm" svg:y="1.259cm" chart:style-name="ch3">
          <text:p>Memory</text:p>
        </chart:subtitle>
        <chart:legend svg:x="10.995cm" svg:y="3.535cm" style:legend-expansion="custom" chartooo:width="2.316cm" chartooo:height="1.491cm" style:legend-expansion-aspect-ratio="1.5533199195171" chart:style-name="ch4"/>
        <chart:plot-area chart:style-name="ch5" table:cell-range-address="Sheet2.G4:Sheet2.J9" chart:data-source-has-labels="both" svg:x="0.7cm" svg:y="2.165cm" svg:width="9.675cm" svg:height="5.388cm">
          <chartooo:coordinate-region svg:x="2.433cm" svg:y="2.365cm" svg:width="7.942cm" svg:height="4.541cm"/>
          <chart:axis chart:dimension="x" chart:name="primary-x" chart:style-name="ch6" chartooo:axis-type="auto">
            <chartooo:date-scale/>
            <chart:title svg:x="5.017cm" svg:y="7.725cm" chart:style-name="ch7">
              <text:p>Epoch</text:p>
            </chart:title>
            <chart:categories table:cell-range-address="Sheet2.G5:Sheet2.G9"/>
          </chart:axis>
          <chart:axis chart:dimension="y" chart:name="primary-y" chart:style-name="ch8">
            <chart:title svg:x="0cm" svg:y="5.313cm" chart:style-name="ch9">
              <text:p>Bytes</text:p>
            </chart:title>
            <chart:grid chart:style-name="ch10" chart:class="major"/>
          </chart:axis>
          <chart:series chart:style-name="ch11" chart:values-cell-range-address="Sheet2.H5:Sheet2.H9" chart:label-cell-address="Sheet2.H4:Sheet2.H4" chart:class="chart:bar">
            <chart:data-point chart:repeated="5"/>
          </chart:series>
          <chart:series chart:style-name="ch12" chart:values-cell-range-address="Sheet2.I5:Sheet2.I9" chart:label-cell-address="Sheet2.I4:Sheet2.I4" chart:class="chart:bar">
            <chart:data-point chart:repeated="5"/>
          </chart:series>
          <chart:series chart:style-name="ch13" chart:values-cell-range-address="Sheet2.J5:Sheet2.J9" chart:label-cell-address="Sheet2.J4:Sheet2.J4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s malloc</text:p>
                <draw:g>
                  <svg:desc>Sheet2.H4:Sheet2.H4</svg:desc>
                </draw:g>
              </table:table-cell>
              <table:table-cell office:value-type="string">
                <text:p>First Fit</text:p>
                <draw:g>
                  <svg:desc>Sheet2.I4:Sheet2.I4</svg:desc>
                </draw:g>
              </table:table-cell>
              <table:table-cell office:value-type="string">
                <text:p>Best fit</text:p>
                <draw:g>
                  <svg:desc>Sheet2.J4:Sheet2.J4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2.G5:Sheet2.G9</svg:desc>
                </draw:g>
              </table:table-cell>
              <table:table-cell office:value-type="float" office:value="2162688">
                <text:p>2162688</text:p>
                <draw:g>
                  <svg:desc>Sheet2.H5:Sheet2.H9</svg:desc>
                </draw:g>
              </table:table-cell>
              <table:table-cell office:value-type="float" office:value="2162688">
                <text:p>2162688</text:p>
                <draw:g>
                  <svg:desc>Sheet2.I5:Sheet2.I9</svg:desc>
                </draw:g>
              </table:table-cell>
              <table:table-cell office:value-type="float" office:value="2138112">
                <text:p>2138112</text:p>
                <draw:g>
                  <svg:desc>Sheet2.J5:Sheet2.J9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4325376">
                <text:p>4325376</text:p>
              </table:table-cell>
              <table:table-cell office:value-type="float" office:value="4317184">
                <text:p>4317184</text:p>
              </table:table-cell>
              <table:table-cell office:value-type="float" office:value="4276224">
                <text:p>4276224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6441580">
                <text:p>6441580</text:p>
              </table:table-cell>
              <table:table-cell office:value-type="float" office:value="6471680">
                <text:p>6471680</text:p>
              </table:table-cell>
              <table:table-cell office:value-type="float" office:value="6414336">
                <text:p>6414336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8591560">
                <text:p>8591560</text:p>
              </table:table-cell>
              <table:table-cell office:value-type="float" office:value="8626176">
                <text:p>8626176</text:p>
              </table:table-cell>
              <table:table-cell office:value-type="float" office:value="8552448">
                <text:p>8552448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0702368">
                <text:p>10702368</text:p>
              </table:table-cell>
              <table:table-cell office:value-type="float" office:value="10780672">
                <text:p>10780672</text:p>
              </table:table-cell>
              <table:table-cell office:value-type="float" office:value="10690560">
                <text:p>106905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treat-empty-cells="ignore" chart:right-angled-axes="true" chart:error-upper-indicator="true" chart:error-lower-indicator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error-upper-indicator="true" chart:error-lower-indicator="true" chart:error-category="cell-range" chart:error-upper-range="Sheet2.D5:Sheet2.D9" chart:error-lower-range="Sheet2.D5:Sheet2.D9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category="cell-range"/>
    </style:style>
    <style:style style:name="ch13" style:family="chart" style:data-style-name="N0">
      <style:chart-properties chart:symbol-type="none" chart:error-upper-indicator="true" chart:error-lower-indicator="true" chart:error-category="cell-range" chart:error-upper-range="Sheet2.D15:Sheet2.D19" chart:error-lower-range="Sheet2.D15:Sheet2.D19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error-upper-indicator="true" chart:error-lower-indicator="true" chart:error-category="cell-range" chart:error-upper-range="Sheet2.D25:Sheet2.D29" chart:error-lower-range="Sheet2.D25:Sheet2.D29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25cm" svg:height="8.296cm" xlink:href=".." xlink:type="simple" chart:class="chart:scatter" chart:style-name="ch1">
        <chart:title svg:x="5.55cm" svg:y="0.301cm" chart:style-name="ch2">
          <text:p>Increment</text:p>
        </chart:title>
        <chart:subtitle svg:x="6.118cm" svg:y="1.245cm" chart:style-name="ch3">
          <text:p>Time</text:p>
        </chart:subtitle>
        <chart:legend svg:x="10.273cm" svg:y="3.402cm" style:legend-expansion="custom" chartooo:width="2.872cm" chartooo:height="1.486cm" style:legend-expansion-aspect-ratio="1.93270524899058" chart:style-name="ch4"/>
        <chart:plot-area chart:style-name="ch5" table:cell-range-address="Sheet2.L5:Sheet2.O9 Sheet2.M4:Sheet2.O4" chart:data-source-has-labels="row" svg:x="1.702cm" svg:y="2.086cm" svg:width="8.906cm" svg:height="5.112cm">
          <chartooo:coordinate-region svg:x="2.429cm" svg:y="2.285cm" svg:width="7.714cm" svg:height="4.266cm"/>
          <chart:axis chart:dimension="x" chart:name="primary-x" chart:style-name="ch6">
            <chart:title svg:x="5.635cm" svg:y="7.363cm" chart:style-name="ch7">
              <text:p>Epoch</text:p>
            </chart:title>
          </chart:axis>
          <chart:axis chart:dimension="y" chart:name="primary-y" chart:style-name="ch8">
            <chart:title svg:x="0.877cm" svg:y="5.691cm" chart:style-name="ch9">
              <text:p>CPU seconds</text:p>
            </chart:title>
            <chart:grid chart:style-name="ch10" chart:class="major"/>
          </chart:axis>
          <chart:series chart:style-name="ch11" chart:values-cell-range-address="Sheet2.M5:Sheet2.M9" chart:label-cell-address="Sheet2.M4:Sheet2.M4" chart:class="chart:scatter">
            <chart:domain table:cell-range-address="Sheet2.L5:Sheet2.L9"/>
            <chart:error-indicator chart:error-upper-range="Sheet2.D5:Sheet2.D9" chart:error-lower-range="Sheet2.D5:Sheet2.D9" chart:style-name="ch12" chart:dimension="y"/>
            <chart:data-point chart:repeated="5"/>
          </chart:series>
          <chart:series chart:style-name="ch13" chart:values-cell-range-address="Sheet2.N5:Sheet2.N9" chart:label-cell-address="Sheet2.N4:Sheet2.N4" chart:class="chart:scatter">
            <chart:error-indicator chart:error-upper-range="Sheet2.D15:Sheet2.D19" chart:error-lower-range="Sheet2.D15:Sheet2.D19" chart:style-name="ch12" chart:dimension="y"/>
            <chart:data-point chart:repeated="5"/>
          </chart:series>
          <chart:series chart:style-name="ch14" chart:values-cell-range-address="Sheet2.O5:Sheet2.O9" chart:label-cell-address="Sheet2.O4:Sheet2.O4" chart:class="chart:scatter">
            <chart:error-indicator chart:error-upper-range="Sheet2.D25:Sheet2.D29" chart:error-lower-range="Sheet2.D25:Sheet2.D29" chart:style-name="ch12" chart:dimension="y"/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Sys malloc</text:p>
                <draw:g>
                  <svg:desc>Sheet2.M4:Sheet2.M4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First Fit</text:p>
                <draw:g>
                  <svg:desc>Sheet2.N4:Sheet2.N4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Best fit</text:p>
                <draw:g>
                  <svg:desc>Sheet2.O4:Sheet2.O4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Sheet2.L5:Sheet2.L9</svg:desc>
                </draw:g>
              </table:table-cell>
              <table:table-cell office:value-type="float" office:value="0">
                <text:p>0</text:p>
                <draw:g>
                  <svg:desc>Sheet2.M5:Sheet2.M9</svg:desc>
                </draw:g>
              </table:table-cell>
              <table:table-cell office:value-type="float" office:value="0">
                <text:p>0</text:p>
                <draw:g>
                  <svg:desc>Sheet2.D5:Sheet2.D9</svg:desc>
                </draw:g>
              </table:table-cell>
              <table:table-cell office:value-type="float" office:value="0">
                <text:p>0</text:p>
                <draw:g>
                  <svg:desc>Sheet2.D5:Sheet2.D9</svg:desc>
                </draw:g>
              </table:table-cell>
              <table:table-cell office:value-type="float" office:value="0">
                <text:p>0</text:p>
                <draw:g>
                  <svg:desc>Sheet2.N5:Sheet2.N9</svg:desc>
                </draw:g>
              </table:table-cell>
              <table:table-cell office:value-type="float" office:value="0">
                <text:p>0</text:p>
                <draw:g>
                  <svg:desc>Sheet2.D15:Sheet2.D19</svg:desc>
                </draw:g>
              </table:table-cell>
              <table:table-cell office:value-type="float" office:value="0">
                <text:p>0</text:p>
                <draw:g>
                  <svg:desc>Sheet2.D15:Sheet2.D19</svg:desc>
                </draw:g>
              </table:table-cell>
              <table:table-cell office:value-type="float" office:value="0.012">
                <text:p>0.012</text:p>
                <draw:g>
                  <svg:desc>Sheet2.O5:Sheet2.O9</svg:desc>
                </draw:g>
              </table:table-cell>
              <table:table-cell office:value-type="float" office:value="0.00447213595499958">
                <text:p>0.00447213595499958</text:p>
                <draw:g>
                  <svg:desc>Sheet2.D25:Sheet2.D29</svg:desc>
                </draw:g>
              </table:table-cell>
              <table:table-cell office:value-type="float" office:value="0.00447213595499958">
                <text:p>0.00447213595499958</text:p>
                <draw:g>
                  <svg:desc>Sheet2.D25:Sheet2.D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">
                <text:p>0.012</text:p>
              </table:table-cell>
              <table:table-cell office:value-type="float" office:value="0.00447213595499958">
                <text:p>0.00447213595499958</text:p>
              </table:table-cell>
              <table:table-cell office:value-type="float" office:value="0.00447213595499958">
                <text:p>0.00447213595499958</text:p>
              </table:table-cell>
              <table:table-cell office:value-type="float" office:value="0.058">
                <text:p>0.058</text:p>
              </table:table-cell>
              <table:table-cell office:value-type="float" office:value="0.00836660026534075">
                <text:p>0.00836660026534075</text:p>
              </table:table-cell>
              <table:table-cell office:value-type="float" office:value="0.00836660026534075">
                <text:p>0.008366600265340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0.004">
                <text:p>0.004</text:p>
              </table:table-cell>
              <table:table-cell office:value-type="float" office:value="0.00547722557505166">
                <text:p>0.00547722557505166</text:p>
              </table:table-cell>
              <table:table-cell office:value-type="float" office:value="0.00547722557505166">
                <text:p>0.00547722557505166</text:p>
              </table:table-cell>
              <table:table-cell office:value-type="float" office:value="0.034">
                <text:p>0.034</text:p>
              </table:table-cell>
              <table:table-cell office:value-type="float" office:value="0.00547722557505166">
                <text:p>0.00547722557505166</text:p>
              </table:table-cell>
              <table:table-cell office:value-type="float" office:value="0.00547722557505166">
                <text:p>0.00547722557505166</text:p>
              </table:table-cell>
              <table:table-cell office:value-type="float" office:value="0.132">
                <text:p>0.132</text:p>
              </table:table-cell>
              <table:table-cell office:value-type="float" office:value="0.00447213595499957">
                <text:p>0.00447213595499957</text:p>
              </table:table-cell>
              <table:table-cell office:value-type="float" office:value="0.00447213595499957">
                <text:p>0.004472135954999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0.008">
                <text:p>0.008</text:p>
              </table:table-cell>
              <table:table-cell office:value-type="float" office:value="0.00447213595499958">
                <text:p>0.00447213595499958</text:p>
              </table:table-cell>
              <table:table-cell office:value-type="float" office:value="0.00447213595499958">
                <text:p>0.00447213595499958</text:p>
              </table:table-cell>
              <table:table-cell office:value-type="float" office:value="0.066">
                <text:p>0.066</text:p>
              </table:table-cell>
              <table:table-cell office:value-type="float" office:value="0.00894427190999916">
                <text:p>0.00894427190999916</text:p>
              </table:table-cell>
              <table:table-cell office:value-type="float" office:value="0.00894427190999916">
                <text:p>0.00894427190999916</text:p>
              </table:table-cell>
              <table:table-cell office:value-type="float" office:value="0.268">
                <text:p>0.268</text:p>
              </table:table-cell>
              <table:table-cell office:value-type="float" office:value="0.0109544511501033">
                <text:p>0.0109544511501033</text:p>
              </table:table-cell>
              <table:table-cell office:value-type="float" office:value="0.0109544511501033">
                <text:p>0.01095445115010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0.006">
                <text:p>0.006</text:p>
              </table:table-cell>
              <table:table-cell office:value-type="float" office:value="0.00547722557505166">
                <text:p>0.00547722557505166</text:p>
              </table:table-cell>
              <table:table-cell office:value-type="float" office:value="0.00547722557505166">
                <text:p>0.00547722557505166</text:p>
              </table:table-cell>
              <table:table-cell office:value-type="float" office:value="0.1">
                <text:p>0.1</text:p>
              </table:table-cell>
              <table:table-cell office:value-type="float" office:value="0.00707106781186548">
                <text:p>0.00707106781186548</text:p>
              </table:table-cell>
              <table:table-cell office:value-type="float" office:value="0.00707106781186548">
                <text:p>0.00707106781186548</text:p>
              </table:table-cell>
              <table:table-cell office:value-type="float" office:value="0.556">
                <text:p>0.556</text:p>
              </table:table-cell>
              <table:table-cell office:value-type="float" office:value="0.0572712842531054">
                <text:p>0.0572712842531054</text:p>
              </table:table-cell>
              <table:table-cell office:value-type="float" office:value="0.0572712842531054">
                <text:p>0.05727128425310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